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T2" style:parent-style-name="Fuentedepárrafopredeter." style:family="text">
      <style:text-properties fo:color="#44546A"/>
    </style:style>
    <style:style style:name="P3" style:parent-style-name="Normal" style:family="paragraph">
      <style:paragraph-properties fo:text-align="center" fo:margin-top="0.1666in"/>
    </style:style>
    <style:style style:name="T4" style:parent-style-name="Fuentedepárrafopredeter." style:family="text">
      <style:text-properties fo:color="#FFFFFF"/>
    </style:style>
    <style:style style:name="P5" style:parent-style-name="Normal" style:family="paragraph">
      <style:paragraph-properties fo:line-height="100%"/>
    </style:style>
    <style:style style:name="T6" style:parent-style-name="Fuentedepárrafopredeter." style:family="text">
      <style:text-properties style:font-name="Calibri Light" style:font-name-complex="Times New Roman" fo:color="#4472C4" fo:font-size="36pt" style:font-size-asian="36pt" style:font-size-complex="36pt"/>
    </style:style>
    <style:style style:name="T7" style:parent-style-name="Fuentedepárrafopredeter." style:family="text">
      <style:text-properties style:font-name="Calibri Light" style:font-name-complex="Times New Roman" fo:color="#44546A" fo:font-size="16pt" style:font-size-asian="16pt" style:font-size-complex="16pt"/>
    </style:style>
    <style:style style:name="P8" style:parent-style-name="Normal" style:family="paragraph">
      <style:paragraph-properties fo:break-before="page"/>
    </style:style>
    <style:style style:name="P9" style:parent-style-name="Párrafodelista" style:list-style-name="LFO1" style:family="paragraph">
      <style:text-properties style:font-name="Arial" fo:font-weight="bold" style:font-weight-asian="bold" style:font-weight-complex="bold" fo:font-size="12pt" style:font-size-asian="12pt" style:font-size-complex="12pt"/>
    </style:style>
    <style:style style:name="P10" style:parent-style-name="Párrafodelista" style:family="paragraph">
      <style:text-properties style:font-name="Arial" fo:font-size="12pt" style:font-size-asian="12pt" style:font-size-complex="12pt"/>
    </style:style>
    <style:style style:name="T11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12" style:parent-style-name="Fuentedepárrafopredeter." style:family="text">
      <style:text-properties style:font-name="Arial" fo:font-size="12pt" style:font-size-asian="12pt" style:font-size-complex="12pt"/>
    </style:style>
    <style:style style:name="T13" style:parent-style-name="Fuentedepárrafopredeter." style:family="text">
      <style:text-properties style:font-name="Arial" fo:font-size="12pt" style:font-size-asian="12pt" style:font-size-complex="12pt"/>
    </style:style>
    <style:style style:name="P14" style:parent-style-name="Párrafodelista" style:family="paragraph">
      <style:text-properties style:font-name="Arial" fo:font-size="12pt" style:font-size-asian="12pt" style:font-size-complex="12pt"/>
    </style:style>
    <style:style style:name="T15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16" style:parent-style-name="Fuentedepárrafopredeter." style:family="text">
      <style:text-properties style:font-name="Arial" fo:font-size="12pt" style:font-size-asian="12pt" style:font-size-complex="12pt"/>
    </style:style>
    <style:style style:name="T17" style:parent-style-name="Fuentedepárrafopredeter." style:family="text">
      <style:text-properties style:font-name="Arial" fo:font-size="12pt" style:font-size-asian="12pt" style:font-size-complex="12pt"/>
    </style:style>
    <style:style style:name="P18" style:parent-style-name="Párrafodelista" style:family="paragraph">
      <style:text-properties style:font-name="Arial" fo:font-size="12pt" style:font-size-asian="12pt" style:font-size-complex="12pt"/>
    </style:style>
    <style:style style:name="T19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20" style:parent-style-name="Fuentedepárrafopredeter." style:family="text">
      <style:text-properties style:font-name="Arial" fo:font-size="12pt" style:font-size-asian="12pt" style:font-size-complex="12pt"/>
    </style:style>
    <style:style style:name="T21" style:parent-style-name="Fuentedepárrafopredeter." style:family="text">
      <style:text-properties style:font-name="Arial" fo:font-size="12pt" style:font-size-asian="12pt" style:font-size-complex="12pt"/>
    </style:style>
    <style:style style:name="P22" style:parent-style-name="Párrafodelista" style:family="paragraph">
      <style:text-properties style:font-name="Arial" fo:font-size="12pt" style:font-size-asian="12pt" style:font-size-complex="12pt"/>
    </style:style>
    <style:style style:name="T23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24" style:parent-style-name="Fuentedepárrafopredeter." style:family="text">
      <style:text-properties style:font-name="Arial" fo:font-size="12pt" style:font-size-asian="12pt" style:font-size-complex="12pt"/>
    </style:style>
    <style:style style:name="T25" style:parent-style-name="Fuentedepárrafopredeter." style:family="text">
      <style:text-properties style:font-name="Arial" fo:font-size="12pt" style:font-size-asian="12pt" style:font-size-complex="12pt"/>
    </style:style>
    <style:style style:name="P26" style:parent-style-name="Párrafodelista" style:family="paragraph">
      <style:text-properties style:font-name="Arial" fo:font-size="12pt" style:font-size-asian="12pt" style:font-size-complex="12pt"/>
    </style:style>
    <style:style style:name="T27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28" style:parent-style-name="Fuentedepárrafopredeter." style:family="text">
      <style:text-properties style:font-name="Arial" fo:font-size="12pt" style:font-size-asian="12pt" style:font-size-complex="12pt"/>
    </style:style>
    <style:style style:name="T29" style:parent-style-name="Fuentedepárrafopredeter." style:family="text">
      <style:text-properties style:font-name="Arial" fo:font-size="12pt" style:font-size-asian="12pt" style:font-size-complex="12pt"/>
    </style:style>
    <style:style style:name="T30" style:parent-style-name="Fuentedepárrafopredeter." style:family="text">
      <style:text-properties style:font-name="Arial" fo:font-size="12pt" style:font-size-asian="12pt" style:font-size-complex="12pt"/>
    </style:style>
    <style:style style:name="P31" style:parent-style-name="Párrafodelista" style:family="paragraph">
      <style:text-properties style:font-name="Arial" fo:font-size="12pt" style:font-size-asian="12pt" style:font-size-complex="12pt"/>
    </style:style>
    <style:style style:name="T32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33" style:parent-style-name="Fuentedepárrafopredeter." style:family="text">
      <style:text-properties style:font-name="Arial" fo:font-size="12pt" style:font-size-asian="12pt" style:font-size-complex="12pt"/>
    </style:style>
    <style:style style:name="T34" style:parent-style-name="Fuentedepárrafopredeter." style:family="text">
      <style:text-properties style:font-name="Arial" fo:font-size="12pt" style:font-size-asian="12pt" style:font-size-complex="12pt"/>
    </style:style>
    <style:style style:name="P35" style:parent-style-name="Normal" style:family="paragraph">
      <style:paragraph-properties fo:break-before="page"/>
      <style:text-properties style:font-name="Arial" fo:font-size="12pt" style:font-size-asian="12pt" style:font-size-complex="12pt" fo:hyphenate="true"/>
    </style:style>
    <style:style style:name="P36" style:parent-style-name="Párrafodelista" style:list-style-name="LFO1" style:family="paragraph"/>
    <style:style style:name="T37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38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P40" style:parent-style-name="Párrafodelista" style:family="paragraph">
      <style:text-properties style:font-name="Arial" fo:font-size="12pt" style:font-size-asian="12pt" style:font-size-complex="12pt"/>
    </style:style>
    <style:style style:name="P41" style:parent-style-name="Párrafodelista" style:family="paragraph">
      <style:text-properties style:font-name="Arial" fo:font-size="12pt" style:font-size-asian="12pt" style:font-size-complex="12pt"/>
    </style:style>
    <style:style style:name="P42" style:parent-style-name="Párrafodelista" style:family="paragraph">
      <style:text-properties style:font-name="Arial" fo:font-size="12pt" style:font-size-asian="12pt" style:font-size-complex="12pt"/>
    </style:style>
    <style:style style:name="T43" style:parent-style-name="Fuentedepárrafopredeter." style:family="text">
      <style:text-properties style:font-name="Arial" fo:font-size="12pt" style:font-size-asian="12pt" style:font-size-complex="12pt"/>
    </style:style>
    <style:style style:name="T44" style:parent-style-name="Fuentedepárrafopredeter." style:family="text">
      <style:text-properties style:font-name="Arial" fo:font-size="12pt" style:font-size-asian="12pt" style:font-size-complex="12pt"/>
    </style:style>
    <style:style style:name="T45" style:parent-style-name="Fuentedepárrafopredeter." style:family="text">
      <style:text-properties style:font-name="Arial" fo:font-size="12pt" style:font-size-asian="12pt" style:font-size-complex="12pt"/>
    </style:style>
    <style:style style:name="T46" style:parent-style-name="Fuentedepárrafopredeter." style:family="text">
      <style:text-properties style:font-name="Arial" fo:font-size="12pt" style:font-size-asian="12pt" style:font-size-complex="12pt"/>
    </style:style>
    <style:style style:name="T47" style:parent-style-name="Fuentedepárrafopredeter." style:family="text">
      <style:text-properties style:font-name="Arial" fo:font-size="12pt" style:font-size-asian="12pt" style:font-size-complex="12pt"/>
    </style:style>
    <style:style style:name="T48" style:parent-style-name="Fuentedepárrafopredeter." style:family="text">
      <style:text-properties style:font-name="Arial" fo:font-size="12pt" style:font-size-asian="12pt" style:font-size-complex="12pt"/>
    </style:style>
    <style:style style:name="T49" style:parent-style-name="Fuentedepárrafopredeter." style:family="text">
      <style:text-properties style:font-name="Arial" fo:font-size="12pt" style:font-size-asian="12pt" style:font-size-complex="12pt"/>
    </style:style>
    <style:style style:name="T50" style:parent-style-name="Fuentedepárrafopredeter." style:family="text">
      <style:text-properties style:font-name="Arial" fo:font-size="12pt" style:font-size-asian="12pt" style:font-size-complex="12pt"/>
    </style:style>
    <style:style style:name="T51" style:parent-style-name="Fuentedepárrafopredeter." style:family="text">
      <style:text-properties style:font-name="Arial" fo:font-size="12pt" style:font-size-asian="12pt" style:font-size-complex="12pt"/>
    </style:style>
    <style:style style:name="T52" style:parent-style-name="Fuentedepárrafopredeter." style:family="text">
      <style:text-properties style:font-name="Arial" fo:font-size="12pt" style:font-size-asian="12pt" style:font-size-complex="12pt"/>
    </style:style>
    <style:style style:name="T53" style:parent-style-name="Fuentedepárrafopredeter." style:family="text">
      <style:text-properties style:font-name="Arial" fo:font-size="12pt" style:font-size-asian="12pt" style:font-size-complex="12pt"/>
    </style:style>
    <style:style style:name="T54" style:parent-style-name="Fuentedepárrafopredeter." style:family="text">
      <style:text-properties style:font-name="Arial" fo:font-size="12pt" style:font-size-asian="12pt" style:font-size-complex="12pt"/>
    </style:style>
    <style:style style:name="T55" style:parent-style-name="Fuentedepárrafopredeter." style:family="text">
      <style:text-properties style:font-name="Arial" fo:font-size="12pt" style:font-size-asian="12pt" style:font-size-complex="12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3in" fo:padding-right="0.3in" draw:textarea-vertical-align="middle" draw:textarea-horizontal-align="left" style:wrap="run-through" style:run-through="background" draw:fill="gradient" draw:fill-gradient-name="a1" draw:stroke="none" style:horizontal-rel="page" style:vertical-rel="page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2in" fo:padding-bottom="0.4in" fo:padding-left="0.2in" fo:padding-right="0.2in" draw:textarea-vertical-align="bottom" draw:textarea-horizontal-align="left" style:wrap="run-through" style:run-through="foreground" draw:fill="solid" draw:fill-color="#44546a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solid" draw:fill-color="#ffffff" draw:opacity="100%" draw:stroke="solid" svg:stroke-width="0.01736in" svg:stroke-color="#767171" svg:stroke-opacity="100%" draw:stroke-linejoin="miter" svg:stroke-linecap="butt" style:horizontal-rel="page" style:vertical-rel="page" style:horizontal-pos="from-left" style:vertical-pos="from-top"/>
    </style:style>
    <style:style style:family="graphic" style:name="a5">
      <style:graphic-properties style:wrap="run-through" style:run-through="foreground" draw:fill="solid" draw:fill-color="#4472c4" draw:opacity="100%" draw:stroke="none" style:horizontal-rel="page" style:vertical-rel="page" style:horizontal-pos="from-left" style:vertical-pos="from-top"/>
    </style:style>
  </office:automatic-styles>
  <office:body>
    <office:text text:use-soft-page-breaks="true">
      <text:p text:style-name="P1"><draw:frame draw:z-index="251664384" draw:id="id0" draw:style-name="a0" draw:name="Cuadro de texto 465" text:anchor-type="paragraph" svg:x="3.76181in" svg:y="7.71736in" svg:width="2.97639in" svg:height="0.29375in" style:rel-width="scale" style:rel-height="scale"><draw:text-box><text:p text:style-name="Sinespaciado"><text:span text:style-name="T2">Joan Banyuls Sánchez</text:span></text:p></draw:text-box><svg:title/><svg:desc/></draw:frame><draw:custom-shape svg:x="0in" svg:y="0in" svg:width="8.075in" svg:height="10.45in" draw:z-index="251663360" draw:id="id1" draw:style-name="a2" draw:name="Rectángulo 466" text:anchor-type="paragraph"><svg:title/><svg:desc/><text:p text:style-name="Normal"/><draw:enhanced-geometry draw:type="non-primitive" svg:viewBox="0 0 21600 21600" draw:enhanced-path="M 0 0 L 21600 0 21600 21600 0 21600 Z N"/></draw:custom-shape><draw:custom-shape svg:x="3.76181in" svg:y="0.29236in" svg:width="3.05903in" svg:height="3.50764in" draw:z-index="251660288" draw:id="id2" draw:style-name="a3" draw:name="Rectángulo 467" text:anchor-type="paragraph"><svg:title/><svg:desc/><text:p text:style-name="P3"><text:span text:style-name="T4"><text:s text:c="5"/></text:span></text:p><draw:enhanced-geometry draw:type="non-primitive" svg:viewBox="0 0 21600 21600" draw:enhanced-path="M 0 0 L 21600 0 21600 21600 0 21600 Z N"/></draw:custom-shape><draw:custom-shape svg:x="3.63819in" svg:y="0.29236in" svg:width="3.30625in" svg:height="8.18542in" draw:z-index="251659264" draw:id="id3" draw:style-name="a4" draw:name="Rectángulo 468" text:anchor-type="paragraph"><svg:title/><svg:desc/><draw:enhanced-geometry draw:type="non-primitive" svg:viewBox="0 0 21600 21600" draw:enhanced-path="M 0 0 L 21600 0 21600 21600 0 21600 Z N"/></draw:custom-shape><draw:custom-shape svg:x="3.76181in" svg:y="8.06806in" svg:width="3.05903in" svg:height="0.12917in" draw:z-index="251662336" draw:id="id4" draw:style-name="a5" draw:name="Rectángulo 469" text:anchor-type="paragraph"><svg:title/><svg:desc/><draw:enhanced-geometry draw:type="non-primitive" svg:viewBox="0 0 21600 21600" draw:enhanced-path="M 0 0 L 21600 0 21600 21600 0 21600 Z N"/></draw:custom-shape><draw:frame draw:z-index="251661312" draw:id="id5" draw:style-name="a6" draw:name="Cuadro de texto 470" text:anchor-type="paragraph" svg:x="3.76181in" svg:y="4.09236in" svg:width="2.97639in" svg:height="3.67292in" style:rel-width="scale" style:rel-height="scale"><draw:text-box><text:p text:style-name="P5"><text:span text:style-name="T6">Tema 1: Identificación de Sistemas de Gestión <text:s/>ERP-CRM</text:span></text:p><text:p text:style-name="Normal"><text:span text:style-name="T7">Actividad 1: Conceptos claros</text:span></text:p></draw:text-box><svg:title/><svg:desc/></draw:frame></text:p>
      <text:p text:style-name="P8"/>
      <text:list text:style-name="LFO1" text:continue-numbering="true">
        <text:list-item>
          <text:p text:style-name="P9">Definición de ERP, CRM, BI, HCM, SCM y BPM (Esto incluye averiguar que términos se esconden tras las<text:s/>siglas y describirlos de manera sintética).</text:p>
        </text:list-item>
      </text:list>
      <text:p text:style-name="P10"/>
      <text:p text:style-name="Párrafodelista"><text:span text:style-name="T11">ERP:<text:s/></text:span><text:span text:style-name="T12">Es un software de gestión empresarial que permite planificar y controlar los procesos y recursos de negocio de una empresa. Se trata de conseguir que todos los datos de la compañía estén<text:s/></text:span><text:span text:style-name="T13">integrados y conectados.</text:span></text:p>
      <text:p text:style-name="P14"/>
      <text:p text:style-name="Párrafodelista"><text:span text:style-name="T15">CRM:<text:s/></text:span><text:span text:style-name="T16">Es un término de la industria de la información que se aplica a metodologías, software y, en general, a las capacidades de Internet que ayudan a una empresa a gestionar las relaciones con sus clientes de una manera organizada</text:span><text:span text:style-name="T17">.</text:span></text:p>
      <text:p text:style-name="P18"/>
      <text:p text:style-name="Párrafodelista"><text:span text:style-name="T19">BI:<text:s/></text:span><text:span text:style-name="T20">Es el conjunto de metodologías, aplicaciones y tecnologías que permiten reunir, depurar y transformar datos de los sistemas transaccionales e información desestructurada en información estructurada, para su explotación directa o para su análisis y c</text:span><text:span text:style-name="T21">onversión en conocimiento, dando así soporte a la toma de decisiones sobre el negocio.</text:span></text:p>
      <text:p text:style-name="P22"/>
      <text:p text:style-name="Párrafodelista"><text:span text:style-name="T23">HCM:<text:s/></text:span><text:span text:style-name="T24">Se encarga de la gestión de talentos, de controlar la productividad de los empleados y de las habituales tareas de contratación, despido, etc. Una de las<text:s/></text:span><text:span text:style-name="T25">funciones principales del HCM es la de automatizar en todo lo posible los procesos relacionados con el personal, para que el departamento de recursos humanos tenga la mayor eficiencia posible.</text:span></text:p>
      <text:p text:style-name="P26"/>
      <text:p text:style-name="Párrafodelista"><text:span text:style-name="T27">SCM:<text:s/></text:span><text:span text:style-name="T28">Ayudan a gestionar toda la serie de proveedores, suminist</text:span><text:span text:style-name="T29">radores o fabricantes que intervienen en la creación de un producto o servicio determinado. Esto incluye el almacenamiento de materiales o productos intermedios. SCM nos puede ayudar en eliminar cuellos de botella en el suministro o fabricación o a la hora</text:span><text:span text:style-name="T30"><text:s/>de localizar problemas potenciales y buscar alternativas (como nuevos suministradores).</text:span></text:p>
      <text:p text:style-name="P31"/>
      <text:p text:style-name="Párrafodelista"><text:span text:style-name="T32">BPM:</text:span><text:span text:style-name="T33"><text:s/>Metodología empresarial cuyo objetivo es mejorar la eficiencia a través de la gestión sistemática de los procesos de negocio, que se deben modelar, automatizar,<text:s/></text:span><text:span text:style-name="T34">y optimizar de forma continua.</text:span></text:p>
      <text:p text:style-name="P35"/>
      <text:soft-page-break/>
      <text:list text:style-name="LFO1" text:continue-numbering="true">
        <text:list-item>
          <text:p text:style-name="P36"><text:span text:style-name="T37">Estado del arte de los principales sistemas: ERP,CRM y BI. El término "estado del arte", se utiliza habitualmente en proyectos de investigación y<text:s/></text:span><text:span text:style-name="T38">hace referencia a las últimas tendencias acerca de algo, en nuestro caso, acerca de las tecnologías más importantes relacionadas con los sistemas de gestión empresarial</text:span><text:span text:style-name="T39">. Deberéis analizar cuáles son las tendencias en el sector, actuales y de futuro para cada una de las tres así como las empresas y productos de más actualidad.</text:span></text:p>
        </text:list-item>
      </text:list>
      <text:p text:style-name="P40">Las tendencias es tener<text:s/>los sistemas ERP, CRM y BI en la nube, ya que de esta manera proporciona agilidad, confidencialidad, seguridad y personalización.</text:p>
      <text:p text:style-name="P41">Los mejores ERP en la actualidad son:<text:s/>Business Central,<text:s/>Aqua,<text:s/>Business One,<text:s/>Sage,<text:s/>Libra.</text:p>
      <text:p text:style-name="P42">Los mejores CRM en la actualidad son:<text:s/>Microsoft Dynamics CRM, HubSpot CRM, SAP CRM, Zoho CRM, Salesforce CRM.</text:p>
      <text:p text:style-name="Párrafodelista"><text:span text:style-name="T43">Los mejores BI en la actualidad son:<text:s/></text:span><text:span text:style-name="T44">MD/DQ MANAGEMENT</text:span><text:span text:style-name="T45">,<text:s/></text:span><text:span text:style-name="T46">DATA DISCOVERY<text:s/></text:span><text:span text:style-name="T47">–</text:span><text:span text:style-name="T48"><text:s/>VISUALIZACIÓN</text:span><text:span text:style-name="T49">,<text:s/></text:span><text:span text:style-name="T50">AUTOSERVICIO BI</text:span><text:span text:style-name="T51">,<text:s/></text:span><text:span text:style-name="T52">DATA GOVERNANCE</text:span><text:span text:style-name="T53">,<text:s/></text:span><text:span text:style-name="T54">CULTURA DATA-DRIVEN</text:span><text:span text:style-name="T55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PMingLiU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zh" style:country-asian="TW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SinespaciadoCar" style:display-name="Sin espaciado Car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PMingLiU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dae3f3" draw:end-color="#8faadc" draw:start-intensity="100%" draw:end-intensity="100%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ma 1: Identificación de Sistemas de Gestión  ERP-CRM</dc:title>
    <dc:description/>
    <dc:subject>Actividad 1</dc:subject>
    <meta:initial-creator>Joan Banyuls Sánchez</meta:initial-creator>
    <dc:creator>jobanyuls@gmail.com</dc:creator>
    <meta:creation-date>2019-10-03T10:11:00Z</meta:creation-date>
    <dc:date>2019-10-03T10:11:00Z</dc:date>
    <meta:template xlink:href="Normal" xlink:type="simple"/>
    <meta:editing-cycles>2</meta:editing-cycles>
    <meta:editing-duration>PT0S</meta:editing-duration>
    <meta:document-statistic meta:page-count="3" meta:paragraph-count="5" meta:word-count="442" meta:character-count="2870" meta:row-count="20" meta:non-whitespace-character-count="2433"/>
  </office:meta>
</office:document-meta>
</file>